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8cm" fo:min-width="0.398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1cm" fo:min-width="0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226cm" fo:min-width="0.612cm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text-properties style:font-name="Liberation Mono"/>
    </style:style>
    <style:style style:name="T1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5" draw:id="id15" draw:layer="layout" svg:width="1.27cm" svg:height="1.27cm" svg:x="12.636cm" svg:y="0.57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27cm" svg:height="1.27cm" svg:x="8.191cm" svg:y="3.111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27cm" svg:height="1.27cm" svg:x="5.969cm" svg:y="5.016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27cm" svg:height="1.27cm" svg:x="4.699cm" svg:y="6.921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27cm" svg:height="1.27cm" svg:x="7.239cm" svg:y="6.921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27cm" svg:height="1.27cm" svg:x="10.414cm" svg:y="5.01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27cm" svg:height="1.27cm" svg:x="9.144cm" svg:y="6.921cm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27cm" svg:height="1.27cm" svg:x="11.684cm" svg:y="6.921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377cm" svg:y1="4.195cm" svg:x2="6.604cm" svg:y2="5.016cm" draw:start-shape="id1" draw:start-glue-point="7" draw:end-shape="id2" draw:end-glue-point="4" svg:d="M8377 4195l-1773 821" svg:viewBox="0 0 1774 822">
          <text:p/>
        </draw:connector>
        <draw:connector draw:style-name="gr3" draw:text-style-name="P3" draw:layer="layout" draw:type="line" svg:x1="6.155cm" svg:y1="6.1cm" svg:x2="5.334cm" svg:y2="6.921cm" draw:start-shape="id2" draw:start-glue-point="7" draw:end-shape="id3" draw:end-glue-point="4" svg:d="M6155 6100l-821 821" svg:viewBox="0 0 822 822">
          <text:p/>
        </draw:connector>
        <draw:connector draw:style-name="gr4" draw:text-style-name="P3" draw:layer="layout" draw:type="line" svg:x1="7.053cm" svg:y1="6.1cm" svg:x2="7.874cm" svg:y2="6.921cm" draw:start-shape="id2" draw:start-glue-point="9" draw:end-shape="id4" draw:end-glue-point="4" svg:d="M7053 6100l821 821" svg:viewBox="0 0 822 822">
          <text:p/>
        </draw:connector>
        <draw:connector draw:style-name="gr5" draw:text-style-name="P3" draw:layer="layout" draw:type="line" svg:x1="10.6cm" svg:y1="6.1cm" svg:x2="9.779cm" svg:y2="6.921cm" draw:start-shape="id5" draw:start-glue-point="7" draw:end-shape="id6" draw:end-glue-point="4" svg:d="M10600 6100l-821 821" svg:viewBox="0 0 822 822">
          <text:p/>
        </draw:connector>
        <draw:connector draw:style-name="gr6" draw:text-style-name="P3" draw:layer="layout" draw:type="line" svg:x1="11.498cm" svg:y1="6.1cm" svg:x2="12.319cm" svg:y2="6.921cm" draw:start-shape="id5" draw:start-glue-point="9" draw:end-shape="id7" svg:d="M11498 6100l821 821" svg:viewBox="0 0 822 822">
          <text:p/>
        </draw:connector>
        <draw:connector draw:style-name="gr7" draw:text-style-name="P3" draw:layer="layout" draw:type="line" svg:x1="9.275cm" svg:y1="4.195cm" svg:x2="11.049cm" svg:y2="5.016cm" draw:start-shape="id1" draw:start-glue-point="9" draw:end-shape="id5" draw:end-glue-point="4" svg:d="M9275 4195l1774 821" svg:viewBox="0 0 1775 822">
          <text:p/>
        </draw:connector>
        <draw:custom-shape draw:style-name="gr1" draw:text-style-name="P2" xml:id="id8" draw:id="id8" draw:layer="layout" svg:width="1.27cm" svg:height="1.27cm" svg:x="17.081cm" svg:y="3.11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27cm" svg:height="1.27cm" svg:x="14.859cm" svg:y="5.016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27cm" svg:height="1.27cm" svg:x="13.589cm" svg:y="6.921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27cm" svg:height="1.27cm" svg:x="16.129cm" svg:y="6.921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.27cm" svg:height="1.27cm" svg:x="19.304cm" svg:y="5.016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1.27cm" svg:height="1.27cm" svg:x="18.034cm" svg:y="6.921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.27cm" svg:height="1.27cm" svg:x="20.574cm" svg:y="6.921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267cm" svg:y1="4.195cm" svg:x2="15.494cm" svg:y2="5.016cm" draw:start-shape="id8" draw:start-glue-point="7" draw:end-shape="id9" draw:end-glue-point="4" svg:d="M17267 4195l-1773 821" svg:viewBox="0 0 1774 822">
          <text:p/>
        </draw:connector>
        <draw:connector draw:style-name="gr3" draw:text-style-name="P3" draw:layer="layout" draw:type="line" svg:x1="15.045cm" svg:y1="6.1cm" svg:x2="14.224cm" svg:y2="6.921cm" draw:start-shape="id9" draw:start-glue-point="7" draw:end-shape="id10" draw:end-glue-point="4" svg:d="M15045 6100l-821 821" svg:viewBox="0 0 822 822">
          <text:p/>
        </draw:connector>
        <draw:connector draw:style-name="gr4" draw:text-style-name="P3" draw:layer="layout" draw:type="line" svg:x1="15.943cm" svg:y1="6.1cm" svg:x2="16.764cm" svg:y2="6.921cm" draw:start-shape="id9" draw:start-glue-point="9" draw:end-shape="id11" draw:end-glue-point="4" svg:d="M15943 6100l821 821" svg:viewBox="0 0 822 822">
          <text:p/>
        </draw:connector>
        <draw:connector draw:style-name="gr5" draw:text-style-name="P3" draw:layer="layout" draw:type="line" svg:x1="19.49cm" svg:y1="6.1cm" svg:x2="18.669cm" svg:y2="6.921cm" draw:start-shape="id12" draw:start-glue-point="7" draw:end-shape="id13" draw:end-glue-point="4" svg:d="M19490 6100l-821 821" svg:viewBox="0 0 822 822">
          <text:p/>
        </draw:connector>
        <draw:connector draw:style-name="gr6" draw:text-style-name="P3" draw:layer="layout" draw:type="line" svg:x1="20.388cm" svg:y1="6.1cm" svg:x2="21.209cm" svg:y2="6.921cm" draw:start-shape="id12" draw:start-glue-point="9" draw:end-shape="id14" svg:d="M20388 6100l821 821" svg:viewBox="0 0 822 822">
          <text:p/>
        </draw:connector>
        <draw:connector draw:style-name="gr7" draw:text-style-name="P3" draw:layer="layout" draw:type="line" svg:x1="18.165cm" svg:y1="4.195cm" svg:x2="19.939cm" svg:y2="5.016cm" draw:start-shape="id8" draw:start-glue-point="9" draw:end-shape="id12" draw:end-glue-point="4" svg:d="M18165 4195l1774 821" svg:viewBox="0 0 1775 822">
          <text:p/>
        </draw:connector>
        <draw:connector draw:style-name="gr8" draw:text-style-name="P3" draw:layer="layout" draw:type="line" svg:x1="12.822cm" svg:y1="1.655cm" svg:x2="8.826cm" svg:y2="3.111cm" draw:start-shape="id15" draw:start-glue-point="7" draw:end-shape="id1" draw:end-glue-point="4" svg:d="M12822 1655l-3996 1456" svg:viewBox="0 0 3997 1457">
          <text:p/>
        </draw:connector>
        <draw:connector draw:style-name="gr9" draw:text-style-name="P3" draw:layer="layout" draw:type="line" svg:x1="13.72cm" svg:y1="1.655cm" svg:x2="17.716cm" svg:y2="3.111cm" draw:start-shape="id15" draw:start-glue-point="9" draw:end-shape="id8" draw:end-glue-point="4" svg:d="M13720 1655l3996 1456" svg:viewBox="0 0 3997 1457">
          <text:p/>
        </draw:connector>
        <draw:frame draw:style-name="gr10" draw:text-style-name="P5" draw:layer="layout" svg:width="26.503cm" svg:height="2.411cm" svg:x="0.738cm" svg:y="9.769cm">
          <draw:text-box>
            <text:p><text:span text:style-name="T1">Pre-order (Node,Left,Right):ABDHIEJKCFLMGNO</text:span></text:p>
            <text:p text:style-name="P4"><text:span text:style-name="T1">In-order <text:s/>(Left,Node,Right):HD</text:span><text:span text:style-name="T1">IBJEKALFMCNGO</text:span></text:p>
            <text:p text:style-name="P4"><text:span text:style-name="T1">Post-Order(Left,Right,Node):HIDJKEBLMFNOGCA</text:span></text:p>
          </draw:text-box>
        </draw:frame>
        <draw:custom-shape draw:style-name="gr11" draw:text-style-name="P1" draw:layer="layout" svg:width="1.27cm" svg:height="0.952cm" svg:x="11.049cm" svg:y="0.8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5:58:50.249007926</meta:creation-date>
    <dc:date>2024-05-31T17:01:56.377188416</dc:date>
    <meta:editing-duration>PT14M26S</meta:editing-duration>
    <meta:editing-cycles>3</meta:editing-cycles>
    <meta:generator>LibreOffice/24.2.3.2$Linux_X86_64 LibreOffice_project/420$Build-2</meta:generator>
    <meta:document-statistic meta:object-count="31"/>
  </office:meta>
</office:document-meta>
</file>